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3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4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5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7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8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9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0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00ff"/>
    </style:style>
    <style:style style:name="T11" style:family="text">
      <style:text-properties fo:font-size="10.00pt" fo:font-weight="normal" fo:font-family="Consolas" style:font-family-asian="Consolas" style:font-family-complex="Consolas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>SNO<text:s text:c="17"/>DATE<text:tab/>TIME<text:tab/><text:tab/>URL <text:tab/><text:tab/><text:s text:c="41"/>STATUS<text:s text:c="22"/>DESCRIPTION</text:span></text:p>
      <text:p text:style-name="P1"><text:span text:style-name="T1">1<text:tab/></text:span><text:span text:style-name="T2">06-12-2024</text:span><text:span text:style-name="T3"><text:tab/></text:span><text:span text:style-name="T4">02:30:00 pm</text:span><text:span text:style-name="T5"><text:tab/></text:span><text:a xlink:href="https://www.annauniv.edu/"><text:span text:style-name="T6">https://www.annauniv.edu/</text:span></text:a><text:span text:style-name="T7"><text:tab/><text:tab/>PASSED<text:tab/><text:tab/></text:span></text:p>
      <text:p text:style-name="P1"><text:span text:style-name="T7">2<text:tab/><text:tab/><text:tab/><text:tab/><text:tab/></text:span><text:a xlink:href="https://mkuniversity.ac.in/"><text:span text:style-name="T8">https://mkuniversity.ac.in/</text:span></text:a><text:span text:style-name="T9"><text:tab/><text:tab/>PASSED</text:span></text:p>
      <text:p text:style-name="P1"><text:span text:style-name="T9">3<text:tab/><text:tab/><text:tab/><text:tab/><text:tab/></text:span><text:a xlink:href="http://www.msswbc.org/"><text:span text:style-name="T10">http://www.msswbc.org/</text:span></text:a><text:span text:style-name="T11"><text:tab/><text:tab/>PASSED</text:span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